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8.184in"/>
    </style:style>
    <style:style style:name="TableColumn4" style:family="table-column">
      <style:table-column-properties style:column-width="0.9444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fo:font-size="12pt" style:font-size-asian="12pt" fo:language="pl" fo:country="PL"/>
    </style:style>
    <style:style style:name="TableCell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fo:font-size="12pt" style:font-size-asian="12pt" fo:language="pl" fo:country="PL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fo:font-size="12pt" style:font-size-asian="12pt" fo:language="pl" fo:country="PL"/>
    </style:style>
    <style:style style:name="TableRow12" style:family="table-row">
      <style:table-row-properties style:min-row-height="0.0138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Row19" style:family="table-row">
      <style:table-row-properties style:min-row-height="0.0138in"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Row26" style:family="table-row">
      <style:table-row-properties style:min-row-height="0.0138in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Row33" style:family="table-row">
      <style:table-row-properties style:min-row-height="0.0138in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Row40" style:family="table-row">
      <style:table-row-properties style:min-row-height="0.0138in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Row47" style:family="table-row">
      <style:table-row-properties style:min-row-height="0.0138in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Row54" style:family="table-row">
      <style:table-row-properties style:min-row-height="0.0138in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Row68" style:family="table-row">
      <style:table-row-properties style:min-row-height="0.0138in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size="12pt" style:font-size-asian="12pt" fo:language="pl" fo:country="PL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fo:font-size="12pt" style:font-size-asian="12pt" fo:language="pl" fo:country="P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Informacje o<text:s/>blogu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Informacje o<text:s/>blogu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Nazwa blogu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Slogan</text:p>
          </table:table-cell>
          <table:table-cell table:style-name="TableCell36">
            <text:p text:style-name="P37">Tytuł/Slogan blogu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OwnerName</text:p>
          </table:table-cell>
          <table:table-cell table:style-name="TableCell43">
            <text:p text:style-name="P44">Imię właściciel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OwnerMail</text:p>
          </table:table-cell>
          <table:table-cell table:style-name="TableCell50">
            <text:p text:style-name="P51">Adres mailowy<text:s/>właściciel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reated</text:p>
          </table:table-cell>
          <table:table-cell table:style-name="TableCell57">
            <text:p text:style-name="P58">Data utworzenia blogu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opyright</text:p>
          </table:table-cell>
          <table:table-cell table:style-name="TableCell64">
            <text:p text:style-name="P65">Copyright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ersion</text:p>
          </table:table-cell>
          <table:table-cell table:style-name="TableCell71">
            <text:p text:style-name="P72">Wersja<text:s/>Blogu</text:p>
          </table:table-cell>
          <table:table-cell table:style-name="TableCell73">
            <text:p text:style-name="P7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0T19:01:00Z</dc:date>
    <meta:template xlink:href="Normal.dotm" xlink:type="simple"/>
    <meta:editing-cycles>19</meta:editing-cycles>
    <meta:editing-duration>PT3840S</meta:editing-duration>
    <meta:document-statistic meta:page-count="1" meta:paragraph-count="1" meta:word-count="41" meta:character-count="288" meta:row-count="2" meta:non-whitespace-character-count="248"/>
  </office:meta>
</office:document-meta>
</file>